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21.92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ize="16pt"/>
    </style:style>
    <style:style style:name="T2" style:family="text">
      <style:text-properties fo:color="#ff00ff" fo:font-size="16pt"/>
    </style:style>
    <style:style style:name="T3" style:family="text">
      <style:text-properties fo:color="#ff0000" fo:font-size="16pt"/>
    </style:style>
    <style:style style:name="T4" style:family="text">
      <style:text-properties fo:color="#00dcff" fo:font-size="16pt"/>
    </style:style>
    <style:style style:name="T5" style:family="text">
      <style:text-properties style:use-window-font-color="true" fo:font-size="16pt"/>
    </style:style>
    <style:style style:name="T6" style:family="text">
      <style:text-properties fo:color="#3deb3d" fo:font-size="16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6.133cm" svg:height="21.92cm" svg:x="3.8cm" svg:y="3.007cm">
          <draw:text-box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5">oder nicht</text:span><text:span text:style-name="T1">. Nein, es muss doch noch ein </text:span><text:span text:style-name="T6">viierter</text:span><text:span text:style-name="T1"> Fehler rei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tarOffice/9$Solaris_x86 OpenOffice.org_project/310m11$Build-9399</meta:generator>
    <meta:initial-creator>Thorsten Peters</meta:initial-creator>
    <meta:creation-date>1999-05-19T10:38:11</meta:creation-date>
    <dc:date>2010-07-29T09:34:01</dc:date>
    <meta:editing-cycles>6</meta:editing-cycles>
    <meta:editing-duration>PT00H06M02S</meta:editing-duration>
    <meta:document-statistic meta:object-count="1"/>
    <meta:user-defined meta:name="Info 0"/>
    <meta:user-defined meta:name="Info 1"/>
    <meta:user-defined meta:name="Info 2"/>
    <meta:user-defined meta:name="Info 3"/>
  </office:meta>
</office:document-meta>
</file>